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loext:graphic-properties draw:fill="none"/>
      <style:paragraph-properties fo:margin-left="0in" fo:margin-right="0in" fo:text-indent="0in" style:auto-text-indent="false" fo:background-color="transparent"/>
      <style:text-properties style:font-name="Wreathe" fo:font-size="16pt" fo:font-weight="bold" officeooo:rsid="0032caa3" officeooo:paragraph-rsid="0032caa3" style:font-size-asian="16pt" style:font-weight-asian="bold" style:font-size-complex="16pt" style:font-weight-complex="bold"/>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bold" officeooo:rsid="0032caa3" officeooo:paragraph-rsid="0032caa3" style:font-weight-asian="bold" style:font-weight-complex="bold"/>
    </style:style>
    <style:style style:name="P3"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Wreathe" fo:font-size="16pt" officeooo:rsid="00067417" officeooo:paragraph-rsid="000b5280" style:font-size-asian="16pt" style:font-size-complex="16pt"/>
    </style:style>
    <style:style style:name="P4" style:family="paragraph" style:parent-style-name="Standard">
      <loext:graphic-properties draw:fill="none"/>
      <style:paragraph-properties fo:margin-left="0in" fo:margin-right="0in" fo:text-indent="0.25in" style:auto-text-indent="false" fo:background-color="transparent"/>
      <style:text-properties style:font-name="Wreathe" fo:font-size="16pt" officeooo:rsid="00067417" officeooo:paragraph-rsid="000b5280" style:font-size-asian="16pt" style:font-size-complex="16pt"/>
    </style:style>
    <style:style style:name="P5" style:family="paragraph" style:parent-style-name="Standard">
      <loext:graphic-properties draw:fill="none"/>
      <style:paragraph-properties fo:margin-left="0in" fo:margin-right="0in" fo:text-indent="0.25in" style:auto-text-indent="false" fo:background-color="transparent"/>
      <style:text-properties style:font-name="Wreathe" fo:font-size="16pt" officeooo:rsid="00067417" officeooo:paragraph-rsid="000d887f" style:font-size-asian="16pt" style:font-size-complex="16pt"/>
    </style:style>
    <style:style style:name="P6" style:family="paragraph" style:parent-style-name="Standard">
      <loext:graphic-properties draw:fill="none"/>
      <style:paragraph-properties fo:margin-left="0in" fo:margin-right="0in" fo:text-indent="0.25in" style:auto-text-indent="false" fo:background-color="transparent"/>
      <style:text-properties style:font-name="Wreathe" fo:font-size="16pt" officeooo:rsid="0016360d" officeooo:paragraph-rsid="0028691f" style:font-size-asian="16pt" style:font-size-complex="16pt"/>
    </style:style>
    <style:style style:name="P7" style:family="paragraph" style:parent-style-name="Standard">
      <loext:graphic-properties draw:fill="none"/>
      <style:paragraph-properties fo:margin-left="0in" fo:margin-right="0in" fo:text-indent="0.25in" style:auto-text-indent="false" fo:background-color="transparent"/>
      <style:text-properties style:font-name="Wreathe" fo:font-size="16pt" officeooo:rsid="0017007e" officeooo:paragraph-rsid="0028691f" style:font-size-asian="16pt" style:font-size-complex="16pt"/>
    </style:style>
    <style:style style:name="P8" style:family="paragraph" style:parent-style-name="Standard">
      <loext:graphic-properties draw:fill="none"/>
      <style:paragraph-properties fo:margin-left="0in" fo:margin-right="0in" fo:text-indent="0.25in" style:auto-text-indent="false" fo:background-color="transparent"/>
      <style:text-properties style:font-name="Wreathe" fo:font-size="16pt" officeooo:rsid="0017007e" officeooo:paragraph-rsid="0016360d" style:font-size-asian="16pt" style:font-size-complex="16pt"/>
    </style:style>
    <style:style style:name="P9" style:family="paragraph" style:parent-style-name="Standard">
      <loext:graphic-properties draw:fill="none"/>
      <style:paragraph-properties fo:margin-left="0in" fo:margin-right="0in" fo:text-indent="0.25in" style:auto-text-indent="false" fo:background-color="transparent"/>
      <style:text-properties officeooo:paragraph-rsid="0028691f"/>
    </style:style>
    <style:style style:name="T1" style:family="text">
      <style:text-properties officeooo:rsid="000acf9f"/>
    </style:style>
    <style:style style:name="T2" style:family="text">
      <style:text-properties style:font-name="Wreathe" fo:font-size="16pt" style:font-size-asian="16pt" style:font-size-complex="16pt"/>
    </style:style>
    <style:style style:name="T3" style:family="text">
      <style:text-properties style:font-name="Wreathe" fo:font-size="16pt" officeooo:rsid="000a2418" style:font-size-asian="16pt" style:font-size-complex="16pt"/>
    </style:style>
    <style:style style:name="T4" style:family="text">
      <style:text-properties style:font-name="Wreathe" fo:font-size="16pt" officeooo:rsid="00102fc6" style:font-size-asian="16pt" style:font-size-complex="16pt"/>
    </style:style>
    <style:style style:name="T5" style:family="text">
      <style:text-properties style:font-name="Wreathe" fo:font-size="16pt" officeooo:rsid="0010f4f5" style:font-size-asian="16pt" style:font-size-complex="16pt"/>
    </style:style>
    <style:style style:name="T6" style:family="text">
      <style:text-properties style:font-name="Wreathe" fo:font-size="16pt" officeooo:rsid="00208800" style:font-size-asian="16pt" style:font-size-complex="16pt"/>
    </style:style>
    <style:style style:name="T7" style:family="text">
      <style:text-properties style:font-name="Wreathe" fo:font-size="16pt" officeooo:rsid="002090b4" style:font-size-asian="16pt" style:font-size-complex="16pt"/>
    </style:style>
    <style:style style:name="T8" style:family="text">
      <style:text-properties style:font-name="Wreathe" fo:font-size="16pt" officeooo:rsid="0025688a" style:font-size-asian="16pt" style:font-size-complex="16pt"/>
    </style:style>
    <style:style style:name="T9" style:family="text">
      <style:text-properties style:font-name="Wreathe" fo:font-size="16pt" officeooo:rsid="00272d54" style:font-size-asian="16pt" style:font-size-complex="16pt"/>
    </style:style>
    <style:style style:name="T10" style:family="text">
      <style:text-properties style:font-name="Wreathe" fo:font-size="16pt" officeooo:rsid="0028691f" style:font-size-asian="16pt" style:font-size-complex="16pt"/>
    </style:style>
    <style:style style:name="T11" style:family="text">
      <style:text-properties style:font-name="Wreathe" fo:font-size="16pt" officeooo:rsid="00067417" style:font-size-asian="16pt" style:font-size-complex="16pt"/>
    </style:style>
    <style:style style:name="T12" style:family="text">
      <style:text-properties officeooo:rsid="001b713d"/>
    </style:style>
    <style:style style:name="T13" style:family="text">
      <style:text-properties officeooo:rsid="00277f99"/>
    </style:style>
    <style:style style:name="T14" style:family="text">
      <style:text-properties officeooo:rsid="0028691f"/>
    </style:style>
    <style:style style:name="T15" style:family="text">
      <style:text-properties fo:font-style="italic" officeooo:rsid="0028691f" style:font-style-asian="italic" style:font-style-complex="italic"/>
    </style:style>
    <style:style style:name="T16" style:family="text">
      <style:text-properties fo:font-style="normal" officeooo:rsid="0028691f" style:font-style-asian="normal" style:font-style-complex="normal"/>
    </style:style>
    <style:style style:name="T17" style:family="text">
      <style:text-properties officeooo:rsid="000a24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b design<text:span text:style-name="T1">ers: professional code of ethics — Elliot Chandler, 9/10 March 2017</text:span></text:p>
      <text:p text:style-name="P4"/>
      <text:p text:style-name="P2"><text:span text:style-name="T3">C</text:span><text:span text:style-name="T2">ode of Ethics — Summary</text:span></text:p>
      <text:p text:style-name="P9"><text:span text:style-name="T3"/></text:p>
      <text:p text:style-name="P9"><text:span text:style-name="T3">The World Organization of Webmasters publishes a p</text:span><text:span text:style-name="T11">rofessional code of ethic</text:span><text:span text:style-name="T3">s that members of the organization are expected to have signed. </text:span><text:span text:style-name="T4">The code provides several guidelines for how Web professionals should conduct themselves. Most prominently, the code of conduct emphasizes that professionals should behave in a manner that respects their clients. While that premise is hardly unique to the Web development field, it is heavily emphasized in the code of conduct that this is a core tenet of ethical behavior for Web developers. For instance, it exhorts its readers to understand their capabilities and limitations, and not overrepresent their skills to their clients. </text:span><text:span text:style-name="T5">Another element of the code of ethics that is somewhat specific to the Web development field is the importance of understanding and not violating the client’s intellectual property rights in the context of one’s work; as well as violating the client’s rights it also can expose the client to legal risk, for instance if confidential information is erroneously disclosed by the Web developer. </text:span><text:span text:style-name="T6">While the code is advisory </text:span><text:span text:style-name="T10">(“we recognize that our Code of Ethics are not enforceable by law”)</text:span><text:span text:style-name="T6">, it does touch on </text:span><text:span text:style-name="T8">some regulatory ethical codes, </text:span><text:span text:style-name="T7">such as </text:span><text:span text:style-name="T9">those related to privacy and intellectual property</text:span><text:span text:style-name="T7">,</text:span><text:span text:style-name="T6"> as well.</text:span><text:span text:style-name="T3"> Source: </text:span><text:a xlink:type="simple" xlink:href="http://webprofessionals.org/webprofessionals-org-code-of-ethics/" text:style-name="Internet_20_link" text:visited-style-name="Visited_20_Internet_20_Link"><text:span text:style-name="T3">http://webprofessionals.org/webprofessionals-org-code-of-ethics/</text:span></text:a></text:p>
      <text:p text:style-name="P5"/>
      <text:p text:style-name="P1">An Example Ethical Dilemma</text:p>
      <text:p text:style-name="P1"/>
      <text:p text:style-name="P6">As an example of an ethical dilemma in Web development, consider <text:span text:style-name="T13">the incident from an article posted on </text:span><text:span text:style-name="T15">Clients from Hell</text:span><text:span text:style-name="T16"> that relates a story wherein a Web developer was requested to provide assistance with illegally copying a third party’s Web site design. While the client was not in a formal business relationship with the developer, it would still be unethical to aid them in that endeavor. Source: </text:span><text:a xlink:type="simple" xlink:href="http://clientsfromhell.net/post/158231629841/i-havent-done-freelance-design-since-i-was-a" text:style-name="Internet_20_link" text:visited-style-name="Visited_20_Internet_20_Link"><text:span text:style-name="T16">http://clientsfromhell.net/post/158231629841/i-havent-done-freelance-design-since-i-was-a</text:span></text:a></text:p>
      <text:p text:style-name="P8"/>
      <text:p text:style-name="P1">Resolving the Above Dilemma by Looking at the Code of Ethics</text:p>
      <text:p text:style-name="P1"/>
      <text:p text:style-name="P7">According to the World Organization of Webmasters, the ethical dilemma <text:span text:style-name="T14">described in that article </text:span>should be <text:span text:style-name="T12">handled </text:span>by <text:span text:style-name="T14">denying the request: “it’s our responsibility to protect the intellectual property rights of others.” In addition, the code of ethics states that “it is our responsibility to effectively communicate to our clients.” For that reason, by my interpretation of the code, the developer should clearly communicate that the client’s intentions are both unethical and illegal, even though it may cause tension within the relationship with th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6:48:08.794742633</meta:creation-date>
    <dc:date>2017-03-10T16:56:43.413995750</dc:date>
    <meta:editing-duration>PT4H45M40S</meta:editing-duration>
    <meta:editing-cycles>20</meta:editing-cycles>
    <meta:generator>LibreOffice/5.2.3.3$Linux_X86_64 LibreOffice_project/20m0$Build-3</meta:generator>
    <meta:document-statistic meta:table-count="0" meta:image-count="0" meta:object-count="0" meta:page-count="1" meta:paragraph-count="7" meta:word-count="388" meta:character-count="2589" meta:non-whitespace-character-count="2206"/>
  </office:meta>
</office:document-meta>
</file>